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6315in" svg:y="0.5543in">
            <draw:object draw:notify-on-update-of-ranges="Sheet1.A1:Sheet1.A1 Sheet1.A2:Sheet1.A24 Sheet1.C1:Sheet1.C1 Sheet1.C2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53in" svg:x="3.6854in" svg:y="4.4756in">
            <draw:object draw:notify-on-update-of-ranges="Sheet1.B1:Sheet1.B1 Sheet1.B2:Sheet1.B24 Sheet1.C1:Sheet1.C1 Sheet1.C2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alog Read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 (F)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A2]*(3.3/4095)" office:value-type="float" office:value="1.34901098901099" calcext:value-type="float">
            <text:p>1.3490109890109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A3]*(3.3/4095)" office:value-type="float" office:value="1.35465201465201" calcext:value-type="float">
            <text:p>1.3546520146520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4]*(3.3/4095)" office:value-type="float" office:value="1.35384615384615" calcext:value-type="float">
            <text:p>1.353846153846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A5]*(3.3/4095)" office:value-type="float" office:value="1.35626373626374" calcext:value-type="float">
            <text:p>1.3562637362637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A6]*(3.3/4095)" office:value-type="float" office:value="1.36190476190476" calcext:value-type="float">
            <text:p>1.3619047619047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A7]*(3.3/4095)" office:value-type="float" office:value="1.36593406593407" calcext:value-type="float">
            <text:p>1.365934065934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8]*(3.3/4095)" office:value-type="float" office:value="1.36835164835165" calcext:value-type="float">
            <text:p>1.3683516483516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A9]*(3.3/4095)" office:value-type="float" office:value="1.36593406593407" calcext:value-type="float">
            <text:p>1.365934065934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A10]*(3.3/4095)" office:value-type="float" office:value="1.37076923076923" calcext:value-type="float">
            <text:p>1.370769230769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11]*(3.3/4095)" office:value-type="float" office:value="1.37238095238095" calcext:value-type="float">
            <text:p>1.3723809523809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A12]*(3.3/4095)" office:value-type="float" office:value="1.37802197802198" calcext:value-type="float">
            <text:p>1.3780219780219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A13]*(3.3/4095)" office:value-type="float" office:value="1.37721611721612" calcext:value-type="float">
            <text:p>1.377216117216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A14]*(3.3/4095)" office:value-type="float" office:value="1.38205128205128" calcext:value-type="float">
            <text:p>1.382051282051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A15]*(3.3/4095)" office:value-type="float" office:value="1.38688644688645" calcext:value-type="float">
            <text:p>1.386886446886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[.A16]*(3.3/4095)" office:value-type="float" office:value="1.39091575091575" calcext:value-type="float">
            <text:p>1.3909157509157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[.A17]*(3.3/4095)" office:value-type="float" office:value="1.39091575091575" calcext:value-type="float">
            <text:p>1.3909157509157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A18]*(3.3/4095)" office:value-type="float" office:value="1.40380952380952" calcext:value-type="float">
            <text:p>1.4038095238095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A19]*(3.3/4095)" office:value-type="float" office:value="1.43604395604396" calcext:value-type="float">
            <text:p>1.436043956043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A20]*(3.3/4095)" office:value-type="float" office:value="1.45941391941392" calcext:value-type="float">
            <text:p>1.4594139194139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A21]*(3.3/4095)" office:value-type="float" office:value="1.45860805860806" calcext:value-type="float">
            <text:p>1.458608058608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.A22]*(3.3/4095)" office:value-type="float" office:value="1.46747252747253" calcext:value-type="float">
            <text:p>1.4674725274725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[.A23]*(3.3/4095)" office:value-type="float" office:value="1.48358974358974" calcext:value-type="float">
            <text:p>1.4835897435897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A24]*(3.3/4095)" office:value-type="float" office:value="1.51582417582418" calcext:value-type="float">
            <text:p>1.51582417582418</text:p>
          </table:table-cell>
          <table:table-cell office:value-type="float" office:value="195" calcext:value-type="float">
            <text:p>195</text:p>
          </table:table-cell>
        </table:table-row>
      </table:table>
      <table:named-expressions/>
      <table:database-ranges>
        <table:database-range table:name="__Anonymous_Sheet_DB__0" table:target-range-address="Sheet1.A2:Sheet1.C24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17:03:11.279141187</meta:creation-date>
    <dc:date>2020-12-13T17:17:07.061935380</dc:date>
    <meta:editing-duration>PT13M52S</meta:editing-duration>
    <meta:editing-cycles>6</meta:editing-cycles>
    <meta:generator>LibreOffice/7.0.3.1$Linux_X86_64 LibreOffice_project/00$Build-1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032cm" svg:y="0.316cm" chart:style-name="ch2">
          <text:p>Analog Read vs Temperature</text:p>
        </chart:title>
        <chart:legend chart:legend-position="end" svg:x="12.008cm" svg:y="3.954cm" style:legend-expansion="high" chart:style-name="ch3"/>
        <chart:plot-area chart:style-name="ch4" table:cell-range-address="Sheet1.A1:Sheet1.A24 Sheet1.C1:Sheet1.C24" chart:data-source-has-labels="row" svg:x="1.33cm" svg:y="1.275cm" svg:width="10.359cm" svg:height="6.569cm">
          <chart:coordinate-region svg:x="2.137cm" svg:y="1.474cm" svg:width="9.18cm" svg:height="5.723cm"/>
          <chart:axis chart:dimension="x" chart:name="primary-x" chart:style-name="ch5">
            <chart:title svg:x="5.499cm" svg:y="8.024cm" chart:style-name="ch6">
              <text:p>Analog Read</text:p>
            </chart:title>
          </chart:axis>
          <chart:axis chart:dimension="y" chart:name="primary-y" chart:style-name="ch7">
            <chart:title svg:x="0.451cm" svg:y="5.78cm" chart:style-name="ch8">
              <text:p>Temperature (F)</text:p>
            </chart:title>
            <chart:grid chart:style-name="ch9" chart:class="major"/>
          </chart:axis>
          <chart:series chart:style-name="ch10" chart:values-cell-range-address="Sheet1.C2:Sheet1.C24" chart:label-cell-address="Sheet1.C1:Sheet1.C1" chart:class="chart:scatter">
            <chart:domain table:cell-range-address="Sheet1.A2:Sheet1.A24"/>
            <chart:regression-curve chart:style-name="ch11">
              <chart:equation chart:display-equation="true" chart:display-r-square="false" svg:x="2.854cm" svg:y="6.255cm"/>
            </chart:regression-curve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F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4">
                <text:p>1674</text:p>
                <draw:g>
                  <svg:desc>Sheet1.A2:Sheet1.A24</svg:desc>
                </draw:g>
              </table:table-cell>
              <table:table-cell office:value-type="float" office:value="134">
                <text:p>134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1">
                <text:p>168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0">
                <text:p>16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3">
                <text:p>168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0">
                <text:p>16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5">
                <text:p>169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8">
                <text:p>16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5">
                <text:p>16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1">
                <text:p>17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3">
                <text:p>17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">
                <text:p>17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9">
                <text:p>17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5">
                <text:p>17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1">
                <text:p>17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6">
                <text:p>17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6">
                <text:p>17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2">
                <text:p>17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2">
                <text:p>17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1">
                <text:p>18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0">
                <text:p>18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1">
                <text:p>1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1">
                <text:p>184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1">
                <text:p>1881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5.548cm" svg:y="0.316cm" chart:style-name="ch2">
          <text:p>Voltage vs Temperature</text:p>
        </chart:title>
        <chart:legend chart:legend-position="end" svg:x="12.009cm" svg:y="3.955cm" style:legend-expansion="high" chart:style-name="ch3"/>
        <chart:plot-area chart:style-name="ch4" table:cell-range-address="Sheet1.B1:Sheet1.C24" chart:data-source-has-labels="row" svg:x="1.33cm" svg:y="1.275cm" svg:width="10.36cm" svg:height="6.57cm">
          <chart:coordinate-region svg:x="2.138cm" svg:y="1.474cm" svg:width="9.221cm" svg:height="5.724cm"/>
          <chart:axis chart:dimension="x" chart:name="primary-x" chart:style-name="ch5">
            <chart:title svg:x="5.606cm" svg:y="8.025cm" chart:style-name="ch6">
              <text:p>Voltage Out</text:p>
            </chart:title>
          </chart:axis>
          <chart:axis chart:dimension="y" chart:name="primary-y" chart:style-name="ch7">
            <chart:title svg:x="0.451cm" svg:y="5.781cm" chart:style-name="ch8">
              <text:p>Temperature (F)</text:p>
            </chart:title>
            <chart:grid chart:style-name="ch9" chart:class="major"/>
          </chart:axis>
          <chart:series chart:style-name="ch10" chart:values-cell-range-address="Sheet1.C2:Sheet1.C24" chart:label-cell-address="Sheet1.C1:Sheet1.C1" chart:class="chart:scatter">
            <chart:domain table:cell-range-address="Sheet1.B2:Sheet1.B24"/>
            <chart:regression-curve chart:style-name="ch11">
              <chart:equation chart:display-equation="true" chart:display-r-square="false" svg:x="2.746cm" svg:y="6.359cm"/>
            </chart:regression-curve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 (F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4901098901099">
                <text:p>1.34901098901099</text:p>
                <draw:g>
                  <svg:desc>Sheet1.B2:Sheet1.B24</svg:desc>
                </draw:g>
              </table:table-cell>
              <table:table-cell office:value-type="float" office:value="134">
                <text:p>134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465201465201">
                <text:p>1.354652014652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384615384615">
                <text:p>1.353846153846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626373626374">
                <text:p>1.356263736263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190476190476">
                <text:p>1.361904761904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593406593407">
                <text:p>1.3659340659340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6835164835165">
                <text:p>1.368351648351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6593406593407">
                <text:p>1.3659340659340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7076923076923">
                <text:p>1.370769230769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7238095238095">
                <text:p>1.3723809523809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802197802198">
                <text:p>1.3780219780219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721611721612">
                <text:p>1.377216117216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205128205128">
                <text:p>1.38205128205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688644688645">
                <text:p>1.386886446886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091575091575">
                <text:p>1.390915750915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9091575091575">
                <text:p>1.390915750915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0380952380952">
                <text:p>1.403809523809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3604395604396">
                <text:p>1.436043956043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5941391941392">
                <text:p>1.4594139194139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860805860806">
                <text:p>1.458608058608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6747252747253">
                <text:p>1.467472527472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8358974358974">
                <text:p>1.483589743589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1582417582418">
                <text:p>1.51582417582418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